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85cm" fo:min-width="3.25cm"/>
    </style:style>
    <style:style style:name="gr2" style:family="graphic" style:parent-style-name="standard">
      <style:graphic-properties draw:stroke="none" svg:stroke-color="#000000" draw:fill="none" draw:fill-color="#ffffff" fo:min-height="0.713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95cm" fo:min-width="3.05cm"/>
    </style:style>
    <style:style style:name="gr4" style:family="graphic" style:parent-style-name="standard">
      <style:graphic-properties draw:textarea-horizontal-align="justify" draw:textarea-vertical-align="middle" draw:auto-grow-height="false" fo:min-height="1.05cm" fo:min-width="3.9cm"/>
    </style:style>
    <style:style style:name="gr5" style:family="graphic" style:parent-style-name="standard">
      <style:graphic-properties draw:textarea-horizontal-align="justify" draw:textarea-vertical-align="middle" draw:auto-grow-height="false" fo:min-height="0.95cm" fo:min-width="7.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95cm" fo:min-width="4cm"/>
    </style:style>
    <style:style style:name="gr8" style:family="graphic" style:parent-style-name="standard">
      <style:graphic-properties draw:textarea-horizontal-align="justify" draw:textarea-vertical-align="middle" draw:auto-grow-height="false" fo:min-height="0.95cm" fo:min-width="1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.388cm" fo:min-width="0.13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7.5cm" svg:height="2.2cm" svg:x="20.4cm" svg:y="3.6cm">
          <text:p text:style-name="P1">key &gt; 0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2" draw:text-style-name="P3" draw:layer="layout" svg:width="1.3cm" svg:height="0.963cm" svg:x="20.4cm" svg:y="3.4cm">
          <draw:text-box>
            <text:p>SI</text:p>
          </draw:text-box>
        </draw:frame>
        <draw:frame draw:style-name="gr2" draw:text-style-name="P3" draw:layer="layout" svg:width="1.5cm" svg:height="0.963cm" svg:x="27cm" svg:y="3.5cm">
          <draw:text-box>
            <text:p>NO</text:p>
          </draw:text-box>
        </draw:frame>
        <draw:custom-shape draw:style-name="gr3" draw:text-style-name="P2" xml:id="id2" draw:id="id2" draw:layer="layout" svg:width="7.1cm" svg:height="2.4cm" svg:x="12.5cm" svg:y="20.4cm">
          <text:p text:style-name="P1">cifra &gt; 4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2" draw:text-style-name="P3" draw:layer="layout" svg:width="1.6cm" svg:height="0.963cm" svg:x="12.7cm" svg:y="20.3cm">
          <draw:text-box>
            <text:p>SI</text:p>
          </draw:text-box>
        </draw:frame>
        <draw:frame draw:style-name="gr2" draw:text-style-name="P3" draw:layer="layout" svg:width="1.6cm" svg:height="0.963cm" svg:x="18.6cm" svg:y="20.437cm">
          <draw:text-box>
            <text:p>NO</text:p>
          </draw:text-box>
        </draw:frame>
        <draw:custom-shape draw:style-name="gr4" draw:text-style-name="P1" xml:id="id3" draw:id="id3" draw:layer="layout" svg:width="4.4cm" svg:height="1.3cm" svg:x="18cm" svg:y="22.9cm">
          <text:p text:style-name="P1">cifra+=1</text:p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7.7cm" svg:height="1.2cm" svg:x="12.2cm" svg:y="18.2cm">
          <text:p text:style-name="P1">M[cifra]=NUMERI[key-1]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6.05cm" svg:y1="19.4cm" svg:x2="16.05cm" svg:y2="20.4cm" draw:start-shape="id1" draw:start-glue-point="2" draw:end-shape="id2" draw:end-glue-point="4" svg:d="M16050 19400v1000" svg:viewBox="0 0 1 1001">
          <text:p/>
        </draw:connector>
        <draw:connector draw:style-name="gr6" draw:text-style-name="P4" draw:layer="layout" svg:x1="19.6cm" svg:y1="21.6cm" svg:x2="20.2cm" svg:y2="22.9cm" draw:start-shape="id2" draw:start-glue-point="7" draw:end-shape="id3" svg:d="M19600 21600h600v1300" svg:viewBox="0 0 601 1301">
          <text:p/>
        </draw:connector>
        <draw:connector draw:style-name="gr6" draw:text-style-name="P4" draw:layer="layout" svg:x1="27.9cm" svg:y1="4.7cm" svg:x2="36.65cm" svg:y2="7.8cm" draw:start-shape="id4" draw:start-glue-point="7" draw:end-shape="id5" draw:end-glue-point="4" svg:d="M27900 4700h8750v3100" svg:viewBox="0 0 8751 3101">
          <text:p/>
        </draw:connector>
        <draw:custom-shape draw:style-name="gr3" draw:text-style-name="P2" xml:id="id9" draw:id="id9" draw:layer="layout" svg:width="7.1cm" svg:height="2.4cm" svg:x="12.5cm" svg:y="9.463cm">
          <text:p text:style-name="P1">key == KEY_OK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2" draw:text-style-name="P3" draw:layer="layout" svg:width="1.6cm" svg:height="0.963cm" svg:x="12.5cm" svg:y="9.363cm">
          <draw:text-box>
            <text:p>SI</text:p>
          </draw:text-box>
        </draw:frame>
        <draw:frame draw:style-name="gr2" draw:text-style-name="P3" draw:layer="layout" svg:width="1.6cm" svg:height="0.963cm" svg:x="18.3cm" svg:y="9.3cm">
          <draw:text-box>
            <text:p>NO</text:p>
          </draw:text-box>
        </draw:frame>
        <draw:custom-shape draw:style-name="gr1" draw:text-style-name="P2" xml:id="id16" draw:id="id16" draw:layer="layout" svg:width="7.5cm" svg:height="2.2cm" svg:x="27.5cm" svg:y="11.8cm">
          <text:p text:style-name="P1">Millis() - tempo &gt; 5000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2" draw:text-style-name="P3" draw:layer="layout" svg:width="1.3cm" svg:height="0.963cm" svg:x="27.5cm" svg:y="11.6cm">
          <draw:text-box>
            <text:p>SI</text:p>
          </draw:text-box>
        </draw:frame>
        <draw:frame draw:style-name="gr2" draw:text-style-name="P3" draw:layer="layout" svg:width="1.5cm" svg:height="0.963cm" svg:x="34.1cm" svg:y="11.7cm">
          <draw:text-box>
            <text:p>NO</text:p>
          </draw:text-box>
        </draw:frame>
        <draw:custom-shape draw:style-name="gr7" draw:text-style-name="P1" xml:id="id13" draw:id="id13" draw:layer="layout" svg:width="4.5cm" svg:height="1.2cm" svg:x="6.3cm" svg:y="10.063cm">
          <text:p text:style-name="P1">Valore= atoi(M)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3.5cm" svg:height="1.2cm" svg:x="43.3cm" svg:y="3.5cm">
          <text:p text:style-name="P1">NUMERI[10]={‘0’,’1’,’2’,’3’,’4’,’5’,’6’,’7’,’8’,’9’}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3.207cm" svg:height="0.963cm" svg:x="47.8cm" svg:y="8.8cm">
          <draw:text-box>
            <text:p>Key: 1-21</text:p>
          </draw:text-box>
        </draw:frame>
        <draw:frame draw:style-name="gr9" draw:text-style-name="P3" draw:layer="layout" svg:width="5.777cm" svg:height="2.387cm" svg:x="47.723cm" svg:y="9.913cm">
          <draw:text-box>
            <text:p>Key: numerici 1-10</text:p>
            <text:p>Key OK: 18</text:p>
            <text:p/>
          </draw:text-box>
        </draw:frame>
        <draw:custom-shape draw:style-name="gr4" draw:text-style-name="P1" xml:id="id6" draw:id="id6" draw:layer="layout" svg:width="4.4cm" svg:height="1.3cm" svg:x="9.85cm" svg:y="24.5cm">
          <text:p text:style-name="P1">cifra=0</text:p>
          <draw:enhanced-geometry svg:viewBox="0 0 21600 21600" draw:type="rectangle" draw:enhanced-path="M 0 0 L 21600 0 21600 21600 0 21600 0 0 Z N"/>
        </draw:custom-shape>
        <draw:custom-shape draw:style-name="gr7" draw:text-style-name="P1" xml:id="id8" draw:id="id8" draw:layer="layout" svg:width="4.5cm" svg:height="1.2cm" svg:x="9.8cm" svg:y="23cm">
          <text:p text:style-name="P1">reset M</text:p>
          <draw:enhanced-geometry svg:viewBox="0 0 21600 21600" draw:type="rectangle" draw:enhanced-path="M 0 0 L 21600 0 21600 21600 0 21600 0 0 Z N"/>
        </draw:custom-shape>
        <draw:custom-shape draw:style-name="gr10" draw:text-style-name="P1" xml:id="id7" draw:id="id7" draw:layer="layout" svg:width="0.9cm" svg:height="0.9cm" svg:x="15.6cm" svg:y="2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svg:x1="12.05cm" svg:y1="25.8cm" svg:x2="15.6cm" svg:y2="26.65cm" draw:start-shape="id6" draw:start-glue-point="2" draw:end-shape="id7" draw:end-glue-point="6" svg:d="M12050 25800v850h3550" svg:viewBox="0 0 3551 851">
          <text:p/>
        </draw:connector>
        <draw:connector draw:style-name="gr6" draw:text-style-name="P4" draw:layer="layout" svg:x1="20.2cm" svg:y1="24.2cm" svg:x2="16.5cm" svg:y2="26.65cm" draw:start-shape="id3" draw:start-glue-point="2" draw:end-shape="id7" draw:end-glue-point="10" svg:d="M20200 24200v2450h-3700" svg:viewBox="0 0 3701 2451">
          <text:p/>
        </draw:connector>
        <draw:connector draw:style-name="gr6" draw:text-style-name="P4" draw:layer="layout" svg:x1="12.5cm" svg:y1="21.6cm" svg:x2="12.05cm" svg:y2="23cm" draw:start-shape="id2" draw:start-glue-point="5" draw:end-shape="id8" draw:end-glue-point="0" svg:d="M12500 21600h-450v1400" svg:viewBox="0 0 451 1401">
          <text:p/>
        </draw:connector>
        <draw:custom-shape draw:style-name="gr3" draw:text-style-name="P2" xml:id="id10" draw:id="id10" draw:layer="layout" svg:width="7.1cm" svg:height="2.4cm" svg:x="12.5cm" svg:y="14.2cm">
          <text:p text:style-name="P1">Key &gt; 10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2" draw:text-style-name="P3" draw:layer="layout" svg:width="1.6cm" svg:height="0.963cm" svg:x="12.4cm" svg:y="14.1cm">
          <draw:text-box>
            <text:p>SI</text:p>
          </draw:text-box>
        </draw:frame>
        <draw:frame draw:style-name="gr2" draw:text-style-name="P3" draw:layer="layout" svg:width="1.6cm" svg:height="0.963cm" svg:x="18.2cm" svg:y="14.037cm">
          <draw:text-box>
            <text:p>NO</text:p>
          </draw:text-box>
        </draw:frame>
        <draw:connector draw:style-name="gr6" draw:text-style-name="P4" draw:layer="layout" svg:x1="19.6cm" svg:y1="10.663cm" svg:x2="16.05cm" svg:y2="14.2cm" draw:start-shape="id9" draw:start-glue-point="7" draw:end-shape="id10" draw:end-glue-point="4" svg:d="M19600 10663h502v2369h-4052v1168" svg:viewBox="0 0 4053 3538">
          <text:p/>
        </draw:connector>
        <draw:connector draw:style-name="gr6" draw:text-style-name="P4" draw:layer="layout" svg:x1="20.4cm" svg:y1="4.7cm" svg:x2="16.05cm" svg:y2="6.5cm" draw:start-shape="id4" draw:start-glue-point="5" draw:end-shape="id11" draw:end-glue-point="0" svg:d="M20400 4700h-4350v1800" svg:viewBox="0 0 4351 1801">
          <text:p/>
        </draw:connector>
        <draw:custom-shape draw:style-name="gr10" draw:text-style-name="P1" xml:id="id12" draw:id="id12" draw:layer="layout" svg:width="0.9cm" svg:height="0.9cm" svg:x="3.5cm" svg:y="14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svg:x1="12.5cm" svg:y1="15.4cm" svg:x2="4.4cm" svg:y2="15.4cm" draw:start-shape="id10" draw:start-glue-point="5" draw:end-shape="id12" draw:end-glue-point="10" svg:d="M12500 15400h-8100" svg:viewBox="0 0 8101 1">
          <text:p/>
        </draw:connector>
        <draw:connector draw:style-name="gr6" draw:text-style-name="P4" draw:layer="layout" svg:x1="19.6cm" svg:y1="15.4cm" svg:x2="16.05cm" svg:y2="18.2cm" draw:start-shape="id10" draw:start-glue-point="7" draw:end-shape="id1" draw:end-glue-point="0" svg:d="M19600 15400h502v2001h-4052v799" svg:viewBox="0 0 4053 2801">
          <text:p/>
        </draw:connector>
        <draw:custom-shape draw:style-name="gr10" draw:text-style-name="P1" xml:id="id15" draw:id="id15" draw:layer="layout" svg:width="0.9cm" svg:height="0.9cm" svg:x="8.1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svg:x1="12.5cm" svg:y1="10.663cm" svg:x2="10.8cm" svg:y2="10.663cm" draw:start-shape="id9" draw:start-glue-point="5" draw:end-shape="id13" draw:end-glue-point="1" svg:d="M12500 10663h-1700" svg:viewBox="0 0 1701 1">
          <text:p/>
        </draw:connector>
        <draw:custom-shape draw:style-name="gr7" draw:text-style-name="P1" xml:id="id14" draw:id="id14" draw:layer="layout" svg:width="4.5cm" svg:height="1.2cm" svg:x="6.3cm" svg:y="11.8cm">
          <text:p text:style-name="P1">reset M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8.55cm" svg:y1="11.263cm" svg:x2="8.55cm" svg:y2="11.8cm" draw:start-shape="id13" draw:start-glue-point="2" draw:end-shape="id14" draw:end-glue-point="0" svg:d="M8550 11263v537" svg:viewBox="0 0 1 538">
          <text:p/>
        </draw:connector>
        <draw:connector draw:style-name="gr6" draw:text-style-name="P4" draw:layer="layout" svg:x1="8.55cm" svg:y1="13cm" svg:x2="8.55cm" svg:y2="13.8cm" draw:start-shape="id14" draw:start-glue-point="2" draw:end-shape="id15" draw:end-glue-point="4" svg:d="M8550 13000v800" svg:viewBox="0 0 1 801">
          <text:p/>
        </draw:connector>
        <draw:custom-shape draw:style-name="gr7" draw:text-style-name="P1" xml:id="id11" draw:id="id11" draw:layer="layout" svg:width="4.5cm" svg:height="1.2cm" svg:x="13.8cm" svg:y="6.5cm">
          <text:p text:style-name="P1">tempo = millis()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6.05cm" svg:y1="7.7cm" svg:x2="16.05cm" svg:y2="9.463cm" draw:start-shape="id11" draw:start-glue-point="2" draw:end-shape="id9" draw:end-glue-point="4" svg:d="M16050 7700v1763" svg:viewBox="0 0 1 1764">
          <text:p/>
        </draw:connector>
        <draw:custom-shape draw:style-name="gr7" draw:text-style-name="P1" xml:id="id17" draw:id="id17" draw:layer="layout" svg:width="4.5cm" svg:height="1.2cm" svg:x="24cm" svg:y="14.5cm">
          <text:p text:style-name="P1">reset M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27.5cm" svg:y1="12.9cm" svg:x2="26.25cm" svg:y2="14.5cm" draw:start-shape="id16" draw:start-glue-point="5" draw:end-shape="id17" svg:d="M27500 12900h-1250v1600" svg:viewBox="0 0 1251 1601">
          <text:p/>
        </draw:connector>
        <draw:custom-shape draw:style-name="gr10" draw:text-style-name="P1" xml:id="id19" draw:id="id19" draw:layer="layout" svg:width="0.9cm" svg:height="0.9cm" svg:x="25.8cm" svg:y="1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8" draw:id="id18" draw:layer="layout" svg:width="4.5cm" svg:height="1.2cm" svg:x="24cm" svg:y="16cm">
          <text:p text:style-name="P1">tempo=0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26.25cm" svg:y1="17.2cm" svg:x2="26.25cm" svg:y2="18.7cm" draw:start-shape="id18" draw:start-glue-point="2" draw:end-shape="id19" draw:end-glue-point="4" svg:d="M26250 17200v1500" svg:viewBox="0 0 1 1501">
          <text:p/>
        </draw:connector>
        <draw:custom-shape draw:style-name="gr1" draw:text-style-name="P2" xml:id="id5" draw:id="id5" draw:layer="layout" svg:width="7.5cm" svg:height="2.2cm" svg:x="32.9cm" svg:y="7.8cm">
          <text:p text:style-name="P1">tempo &gt; 0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2" draw:text-style-name="P3" draw:layer="layout" svg:width="1.3cm" svg:height="0.963cm" svg:x="32.9cm" svg:y="7.6cm">
          <draw:text-box>
            <text:p>SI</text:p>
          </draw:text-box>
        </draw:frame>
        <draw:frame draw:style-name="gr2" draw:text-style-name="P3" draw:layer="layout" svg:width="1.5cm" svg:height="0.963cm" svg:x="39.5cm" svg:y="7.7cm">
          <draw:text-box>
            <text:p>NO</text:p>
          </draw:text-box>
        </draw:frame>
        <draw:connector draw:style-name="gr6" draw:text-style-name="P4" draw:layer="layout" svg:x1="32.9cm" svg:y1="8.9cm" svg:x2="31.25cm" svg:y2="11.8cm" draw:start-shape="id5" draw:start-glue-point="5" draw:end-shape="id16" draw:end-glue-point="4" svg:d="M32900 8900h-1650v2900" svg:viewBox="0 0 1651 2901">
          <text:p/>
        </draw:connector>
        <draw:custom-shape draw:style-name="gr10" draw:text-style-name="P1" xml:id="id20" draw:id="id20" draw:layer="layout" svg:width="0.9cm" svg:height="0.9cm" svg:x="41.9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svg:x1="40.4cm" svg:y1="8.9cm" svg:x2="41.9cm" svg:y2="8.95cm" draw:start-shape="id5" draw:start-glue-point="7" draw:end-shape="id20" draw:end-glue-point="6" svg:d="M40400 8900h751v50h749" svg:viewBox="0 0 1501 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6T08:44:22.448000000</meta:creation-date>
    <dc:date>2016-10-06T13:10:53.735000000</dc:date>
    <meta:editing-duration>PT2H29M5S</meta:editing-duration>
    <meta:editing-cycles>44</meta:editing-cycles>
    <meta:generator>LibreOffice/5.1.3.2$Windows_x86 LibreOffice_project/644e4637d1d8544fd9f56425bd6cec110e49301b</meta:generator>
    <meta:document-statistic meta:object-count="53"/>
  </office:meta>
</office:document-meta>
</file>